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2" table:default-cell-style-name="ce5"/>
        <table:table-column table:style-name="co4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21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24:10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24:56.829000000</dc:date>
    <meta:print-date>2006-09-05T16:08:04</meta:print-date>
    <meta:editing-duration>PT6M40S</meta:editing-duration>
    <meta:editing-cycles>3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118cm" svg:height="8.785cm" xlink:href=".." xlink:type="simple" chart:class="chart:bar" chart:style-name="ch1">
        <chart:title svg:x="9.295cm" svg:y="0.309cm" chart:style-name="ch2">
          <text:p>Annaul Revenue</text:p>
        </chart:title>
        <chart:legend svg:x="19.067cm" svg:y="2.9cm" style:legend-expansion="custom" chartooo:width="2.879cm" chartooo:height="2.607cm" style:legend-expansion-aspect-ratio="1.10433448408132" chart:style-name="ch3"/>
        <chart:plot-area chart:style-name="ch4" table:cell-range-address="Mo_példa_06_a.D9:Mo_példa_06_a.H14" chart:data-source-has-labels="both" svg:x="1.064cm" svg:y="1.172cm" svg:width="17.569cm" svg:height="6.772cm">
          <chartooo:coordinate-region svg:x="3.644cm" svg:y="1.346cm" svg:width="14.989cm" svg:height="6.004cm"/>
          <chart:axis chart:dimension="x" chart:name="primary-x" chart:style-name="ch5" chartooo:axis-type="auto">
            <chartooo:date-scale/>
            <chart:title svg:x="9.248cm" svg:y="8.119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114cm" svg:y="5.42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